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2fb0e0" style:font-size-asian="16pt" style:font-size-complex="16pt"/>
    </style:style>
    <style:style style:name="P2" style:family="paragraph" style:parent-style-name="Standard">
      <style:text-properties style:font-name="Courier 10 Pitch" fo:font-size="16pt" officeooo:rsid="00045ea4" officeooo:paragraph-rsid="00303d2b" style:font-size-asian="16pt" style:font-size-complex="16pt"/>
    </style:style>
    <style:style style:name="P3" style:family="paragraph" style:parent-style-name="Standard">
      <style:text-properties style:font-name="Courier 10 Pitch" fo:font-size="16pt" officeooo:rsid="00045ea4" officeooo:paragraph-rsid="00307011" style:font-size-asian="16pt" style:font-size-complex="16pt"/>
    </style:style>
    <style:style style:name="P4" style:family="paragraph" style:parent-style-name="Standard">
      <style:text-properties style:font-name="Courier 10 Pitch" fo:font-size="16pt" officeooo:rsid="00045ea4" officeooo:paragraph-rsid="003176b1" style:font-size-asian="16pt" style:font-size-complex="16pt"/>
    </style:style>
    <style:style style:name="P5" style:family="paragraph" style:parent-style-name="Text_20_body">
      <style:text-properties officeooo:rsid="0025665b" officeooo:paragraph-rsid="002e3915"/>
    </style:style>
    <style:style style:name="P6" style:family="paragraph" style:parent-style-name="Text_20_body">
      <style:text-properties officeooo:rsid="00087423" officeooo:paragraph-rsid="002fb0e0"/>
    </style:style>
    <style:style style:name="P7" style:family="paragraph" style:parent-style-name="Text_20_body">
      <style:text-properties officeooo:paragraph-rsid="00303d2b"/>
    </style:style>
    <style:style style:name="P8" style:family="paragraph" style:parent-style-name="Text_20_body">
      <style:text-properties officeooo:rsid="001c6891" officeooo:paragraph-rsid="00307011"/>
    </style:style>
    <style:style style:name="P9" style:family="paragraph" style:parent-style-name="Text_20_body">
      <style:text-properties officeooo:rsid="0020ef9d" officeooo:paragraph-rsid="0030b28a"/>
    </style:style>
    <style:style style:name="P10" style:family="paragraph" style:parent-style-name="Text_20_body">
      <style:text-properties officeooo:rsid="002044e9" officeooo:paragraph-rsid="003176b1"/>
    </style:style>
    <style:style style:name="P11" style:family="paragraph" style:parent-style-name="Heading_20_1" style:master-page-name="Right_20_Page">
      <style:paragraph-properties style:page-number="auto"/>
      <style:text-properties officeooo:rsid="000aca01" officeooo:paragraph-rsid="003176b1"/>
    </style:style>
    <style:style style:name="P12" style:family="paragraph" style:parent-style-name="Heading_20_3">
      <style:text-properties officeooo:paragraph-rsid="002e3915"/>
    </style:style>
    <style:style style:name="P13" style:family="paragraph" style:parent-style-name="Heading_20_3">
      <style:text-properties officeooo:paragraph-rsid="002fb0e0"/>
    </style:style>
    <style:style style:name="P14" style:family="paragraph" style:parent-style-name="Heading_20_3">
      <style:text-properties officeooo:paragraph-rsid="00303d2b"/>
    </style:style>
    <style:style style:name="P15" style:family="paragraph" style:parent-style-name="Heading_20_3">
      <style:text-properties officeooo:paragraph-rsid="00307011"/>
    </style:style>
    <style:style style:name="P16" style:family="paragraph" style:parent-style-name="Heading_20_3">
      <style:text-properties officeooo:paragraph-rsid="0030b28a"/>
    </style:style>
    <style:style style:name="P17" style:family="paragraph" style:parent-style-name="Heading_20_3">
      <style:text-properties officeooo:paragraph-rsid="003176b1"/>
    </style:style>
    <style:style style:name="P18" style:family="paragraph" style:parent-style-name="Heading_20_3">
      <style:paragraph-properties fo:break-before="page"/>
      <style:text-properties officeooo:rsid="0025665b" officeooo:paragraph-rsid="002e3915"/>
    </style:style>
    <style:style style:name="P19" style:family="paragraph" style:parent-style-name="Heading_20_3">
      <style:paragraph-properties fo:break-before="page"/>
      <style:text-properties officeooo:rsid="00087423" officeooo:paragraph-rsid="002fb0e0"/>
    </style:style>
    <style:style style:name="P20" style:family="paragraph" style:parent-style-name="Heading_20_3">
      <style:paragraph-properties fo:break-before="page"/>
      <style:text-properties officeooo:paragraph-rsid="00303d2b"/>
    </style:style>
    <style:style style:name="P21" style:family="paragraph" style:parent-style-name="Heading_20_3">
      <style:paragraph-properties fo:break-before="page"/>
      <style:text-properties officeooo:rsid="001c6891" officeooo:paragraph-rsid="00307011"/>
    </style:style>
    <style:style style:name="P22" style:family="paragraph" style:parent-style-name="Heading_20_3">
      <style:paragraph-properties fo:break-before="page"/>
      <style:text-properties officeooo:rsid="0020ef9d" officeooo:paragraph-rsid="0030b28a"/>
    </style:style>
    <style:style style:name="P23" style:family="paragraph" style:parent-style-name="Heading_20_3">
      <style:paragraph-properties fo:break-before="page"/>
      <style:text-properties officeooo:rsid="002044e9" officeooo:paragraph-rsid="003176b1"/>
    </style:style>
    <style:style style:name="T1" style:family="text">
      <style:text-properties officeooo:rsid="000f14e3"/>
    </style:style>
    <style:style style:name="T2" style:family="text">
      <style:text-properties officeooo:rsid="0025665b"/>
    </style:style>
    <style:style style:name="T3" style:family="text">
      <style:text-properties officeooo:rsid="0026f99a"/>
    </style:style>
    <style:style style:name="T4" style:family="text">
      <style:text-properties officeooo:rsid="0025582f"/>
    </style:style>
    <style:style style:name="T5" style:family="text">
      <style:text-properties officeooo:rsid="001f1efa"/>
    </style:style>
    <style:style style:name="T6" style:family="text">
      <style:text-properties officeooo:rsid="001fd429"/>
    </style:style>
    <style:style style:name="T7" style:family="text">
      <style:text-properties officeooo:rsid="001dad2a"/>
    </style:style>
    <style:style style:name="T8" style:family="text">
      <style:text-properties officeooo:rsid="000f59fb"/>
    </style:style>
    <style:style style:name="T9" style:family="text">
      <style:text-properties officeooo:rsid="002e3915"/>
    </style:style>
    <style:style style:name="T10" style:family="text">
      <style:text-properties officeooo:rsid="0008f0b2"/>
    </style:style>
    <style:style style:name="T11" style:family="text">
      <style:text-properties officeooo:rsid="001c6891"/>
    </style:style>
    <style:style style:name="T12" style:family="text">
      <style:text-properties officeooo:rsid="0020ef9d"/>
    </style:style>
    <style:style style:name="T13" style:family="text">
      <style:text-properties officeooo:rsid="002044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span text:style-name="T13">If You Could Read My Mind</text:span></text:h>
      <text:h text:style-name="Heading_20_2" text:outline-level="2">(<text:span text:style-name="T5">Gordon Lightfoot</text:span>)</text:h>
      <text:p text:style-name="Text_20_body">Time Signature: <text:span text:style-name="T1">4</text:span>/4</text:p>
      <text:p text:style-name="Text_20_body">Chords: <text:span text:style-name="T6">C, Cmaj7, C7, F, G</text:span></text:p>
      <text:p text:style-name="Text_20_body">Tempo: 1<text:span text:style-name="T7">3</text:span>0 - 1<text:span text:style-name="T7">5</text:span>0 BPM</text:p>
      <text:p text:style-name="P4"/>
      <text:h text:style-name="P23" text:outline-level="3">[INTRO]</text:h>
      <text:p text:style-name="P10"/>
      <text:h text:style-name="P17" text:outline-level="3">[VERSE 1]</text:h>
      <text:p text:style-name="P10">G</text:p>
      <text:p text:style-name="P10">If you could read my mind love</text:p>
      <text:p text:style-name="P10">F</text:p>
      <text:p text:style-name="P10">What a tale my thoughts could tell</text:p>
      <text:p text:style-name="P10">G</text:p>
      <text:p text:style-name="P10">Just like an old time movie</text:p>
      <text:p text:style-name="P10">F</text:p>
      <text:p text:style-name="P10">'bout a ghost from a wishing well</text:p>
      <text:p text:style-name="P10">G <text:s text:c="10"/>G7 <text:s text:c="7"/>C</text:p>
      <text:p text:style-name="P10">In a castle dark or a fortress strong</text:p>
      <text:p text:style-name="P10"><text:s text:c="5"/>D <text:s text:c="13"/>Em</text:p>
      <text:p text:style-name="P10">With chains upon my feet</text:p>
      <text:p text:style-name="P10"><text:s text:c="4"/>C <text:s text:c="17"/>G</text:p>
      <text:p text:style-name="P10">You know that ghost is me</text:p>
      <text:p text:style-name="P10"><text:s text:c="4"/>C <text:s text:c="11"/>G</text:p>
      <text:p text:style-name="P10">And I will never be set free</text:p>
      <text:p text:style-name="P10"><text:s text:c="3"/>Am <text:s text:c="11"/>D <text:s text:c="18"/>G</text:p>
      <text:p text:style-name="P10">As long as I'm a ghost that you can't see</text:p>
      <text:h text:style-name="P17" text:outline-level="3">[BRIDGE]</text:h>
      <text:p text:style-name="P10">G</text:p>
      <text:h text:style-name="P17" text:outline-level="3">[VERSE 2]</text:h>
      <text:p text:style-name="P10">G</text:p>
      <text:p text:style-name="P10">If I could read your mind love</text:p>
      <text:p text:style-name="P10">F</text:p>
      <text:p text:style-name="P10">What a tale your thoughts could tell</text:p>
      <text:p text:style-name="P10">G</text:p>
      <text:p text:style-name="P10">Just like a paperback novel</text:p>
      <text:p text:style-name="P10">F</text:p>
      <text:p text:style-name="P10">The kind that drugstores sell</text:p>
      <text:p text:style-name="P10">G <text:s text:c="17"/>G7 <text:s text:c="11"/></text:p>
      <text:p text:style-name="P10">When you reach the part</text:p>
      <text:p text:style-name="P10"><text:s text:c="10"/>C</text:p>
      <text:p text:style-name="P10">where the heartaches come</text:p>
      <text:p text:style-name="P10"><text:s text:c="4"/>D <text:s text:c="12"/>Em</text:p>
      <text:p text:style-name="P10">The hero would be me</text:p>
      <text:p text:style-name="P10"><text:s text:c="4"/>C <text:s text:c="11"/>G</text:p>
      <text:p text:style-name="P10">But heroes often fail</text:p>
      <text:p text:style-name="P10"/>
      <text:p text:style-name="P10"><text:soft-page-break/><text:s text:c="4"/>C <text:s text:c="18"/>G</text:p>
      <text:p text:style-name="P10">And you won't read that book again</text:p>
      <text:p text:style-name="P10"><text:s text:c="3"/>Am <text:s text:c="15"/>D <text:s text:c="14"/>G</text:p>
      <text:p text:style-name="P10">Because the ending's just too hard to take</text:p>
      <text:h text:style-name="P17" text:outline-level="3">[BRIDGE]</text:h>
      <text:p text:style-name="P10">G F G F</text:p>
      <text:h text:style-name="P17" text:outline-level="3">[VERSE 3]</text:h>
      <text:p text:style-name="P10">G <text:s text:c="7"/>G7 <text:s text:c="9"/>C</text:p>
      <text:p text:style-name="P10">I'd walk away like a movie star</text:p>
      <text:p text:style-name="P10"><text:s text:c="9"/>D <text:s text:c="20"/>Em</text:p>
      <text:p text:style-name="P10">Who gets burned in a three way script</text:p>
      <text:p text:style-name="P10">C <text:s text:c="11"/>G</text:p>
      <text:p text:style-name="P10">Enter number two</text:p>
      <text:p text:style-name="P10"><text:s text:c="2"/>C <text:s text:c="13"/>G</text:p>
      <text:p text:style-name="P10">A movie queen to play the scene</text:p>
      <text:p text:style-name="P10"><text:s text:c="3"/>Am <text:s text:c="14"/>D <text:s text:c="16"/>G</text:p>
      <text:p text:style-name="P10">Of bringing all the good things out in me</text:p>
      <text:p text:style-name="P10">C <text:s text:c="25"/>G</text:p>
      <text:p text:style-name="P10">But for now love, let's be real</text:p>
      <text:p text:style-name="P10"><text:s text:c="2"/>C <text:s text:c="20"/>G</text:p>
      <text:p text:style-name="P10">I never thought I could act this way</text:p>
      <text:p text:style-name="P10"><text:s text:c="9"/>Am <text:s text:c="14"/>D</text:p>
      <text:p text:style-name="P10">And I've got to say that I just don't get it</text:p>
      <text:p text:style-name="P10">C <text:s text:c="17"/>G</text:p>
      <text:p text:style-name="P10">I don't know where we went wrong</text:p>
      <text:p text:style-name="P10"><text:s text:c="8"/>Am</text:p>
      <text:p text:style-name="P10">But the feeling's gone</text:p>
      <text:p text:style-name="P10"><text:s text:c="6"/>D <text:s text:c="16"/>G</text:p>
      <text:p text:style-name="P10">And I just can't get it back</text:p>
      <text:h text:style-name="P17" text:outline-level="3">[BRIDGE]</text:h>
      <text:p text:style-name="P10">G</text:p>
      <text:h text:style-name="P17" text:outline-level="3">[VERSE 4]</text:h>
      <text:p text:style-name="P10">G</text:p>
      <text:p text:style-name="P10">If you could read my mind love</text:p>
      <text:p text:style-name="P10">F</text:p>
      <text:p text:style-name="P10">What a tale my thoughts could tell</text:p>
      <text:p text:style-name="P10"/>
      <text:p text:style-name="P10">G</text:p>
      <text:p text:style-name="P10">Just like an old time movie</text:p>
      <text:p text:style-name="P10">F</text:p>
      <text:p text:style-name="P10">'bout a ghost from a wishing well</text:p>
      <text:p text:style-name="P10"><text:soft-page-break/>G <text:s text:c="10"/>G7 <text:s text:c="7"/>C</text:p>
      <text:p text:style-name="P10">In a castle dark or a fortress strong</text:p>
      <text:p text:style-name="P10"><text:s text:c="5"/>D <text:s text:c="13"/>Em</text:p>
      <text:p text:style-name="P10">With chains upon my feet</text:p>
      <text:p text:style-name="P10"><text:s text:c="4"/>C <text:s text:c="13"/>G</text:p>
      <text:p text:style-name="P10">But stories always end</text:p>
      <text:p text:style-name="P10"><text:s text:c="4"/>C <text:s text:c="10"/>G</text:p>
      <text:p text:style-name="P10">And if you read between the lines</text:p>
      <text:p text:style-name="P10"><text:s text:c="7"/>Am <text:s text:c="16"/>D <text:s text:c="13"/>G</text:p>
      <text:p text:style-name="P10">You'll know that I'm just trying to understand</text:p>
      <text:p text:style-name="P10"><text:s text:c="4"/>C <text:s text:c="16"/>G</text:p>
      <text:p text:style-name="P10">The feeling's that you lack</text:p>
      <text:p text:style-name="P10"><text:s text:c="2"/>C <text:s text:c="20"/>G</text:p>
      <text:p text:style-name="P10">I never thought I could feel this way</text:p>
      <text:p text:style-name="P10"><text:s text:c="9"/>Am <text:s text:c="15"/>D</text:p>
      <text:p text:style-name="P10">And I've got to say that I just don't get it</text:p>
      <text:p text:style-name="P10">C <text:s text:c="17"/>G</text:p>
      <text:p text:style-name="P10">I don't know where we went wrong</text:p>
      <text:p text:style-name="P10">Am</text:p>
      <text:p text:style-name="P10">But the feeling's gone</text:p>
      <text:p text:style-name="P10"><text:s text:c="6"/>D <text:s text:c="16"/>G</text:p>
      <text:p text:style-name="P10">And I just can't get it back</text:p>
      <text:h text:style-name="P17" text:outline-level="3">[OUTRO]</text:h>
      <text:p text:style-name="P10"><text:span text:style-name="T13">F 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8M15S</meta:editing-duration>
    <meta:editing-cycles>36</meta:editing-cycles>
    <meta:generator>LibreOffice/4.3.3.2$Linux_X86_64 LibreOffice_project/430m0$Build-2</meta:generator>
    <dc:title>Lyrics + Chords</dc:title>
    <dc:date>2017-04-04T21:28:26.510215431</dc:date>
    <meta:print-date>2017-04-03T12:23:29.985893000</meta:print-date>
    <meta:document-statistic meta:table-count="0" meta:image-count="0" meta:object-count="0" meta:page-count="4" meta:paragraph-count="108" meta:word-count="424" meta:character-count="2375" meta:non-whitespace-character-count="140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